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A0000012886C30C07.png"/>
  <manifest:file-entry manifest:media-type="image/png" manifest:full-path="Pictures/1000000000000281000001A37334437E.png"/>
  <manifest:file-entry manifest:media-type="image/png" manifest:full-path="Pictures/100000000000032800000227876D7C5D.png"/>
  <manifest:file-entry manifest:media-type="image/png" manifest:full-path="Pictures/10000000000001CA000002678041C423.png"/>
  <manifest:file-entry manifest:media-type="image/png" manifest:full-path="Pictures/100000000000020A000000E6C7946509.png"/>
  <manifest:file-entry manifest:media-type="image/png" manifest:full-path="Pictures/100000000000050F0000038996662688.png"/>
  <manifest:file-entry manifest:media-type="image/png" manifest:full-path="Pictures/10000000000004EF00000387BEF96E13.png"/>
  <manifest:file-entry manifest:media-type="image/png" manifest:full-path="Pictures/1000000000000308000000F01AD12391.png"/>
  <manifest:file-entry manifest:media-type="image/png" manifest:full-path="Pictures/1000000000000309000001B07D39A790.png"/>
  <manifest:file-entry manifest:media-type="image/png" manifest:full-path="Pictures/10000000000003A60000016DA51A43E6.png"/>
  <manifest:file-entry manifest:media-type="image/png" manifest:full-path="Pictures/100000000000074B000001CF41AEA4B2.png"/>
  <manifest:file-entry manifest:media-type="image/png" manifest:full-path="Pictures/100000000000042F000001C318BBF9CA.png"/>
  <manifest:file-entry manifest:media-type="image/png" manifest:full-path="Pictures/100000000000020D000000F32045BB5A.png"/>
  <manifest:file-entry manifest:media-type="image/png" manifest:full-path="Pictures/1000000000000214000000EA8C36275B.png"/>
  <manifest:file-entry manifest:media-type="image/png" manifest:full-path="Pictures/100000000000020E0000017834D10B5C.png"/>
  <manifest:file-entry manifest:media-type="image/png" manifest:full-path="Pictures/100000000000055900000375E89DA6C3.png"/>
  <manifest:file-entry manifest:media-type="image/png" manifest:full-path="Pictures/10000000000002F6000000E5F33B2499.png"/>
  <manifest:file-entry manifest:media-type="image/png" manifest:full-path="Pictures/10000000000004BB000002240DD2E762.png"/>
  <manifest:file-entry manifest:media-type="image/png" manifest:full-path="Pictures/10000000000005600000029F31C383BC.png"/>
  <manifest:file-entry manifest:media-type="image/png" manifest:full-path="Pictures/10000000000003A2000003A274E3FFC1.png"/>
  <manifest:file-entry manifest:media-type="image/png" manifest:full-path="Pictures/10000000000002B20000018FAA1D15C6.png"/>
  <manifest:file-entry manifest:media-type="image/png" manifest:full-path="Pictures/100000000000067C0000032015F9BECC.png"/>
  <manifest:file-entry manifest:media-type="image/png" manifest:full-path="Pictures/100000000000047A0000029754C785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Yellow_20_Gradient_20_3" draw:fill-image-width="0cm" draw:fill-image-height="0cm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4.788cm"/>
    </style:style>
    <style:style style:name="pr5" style:family="presentation" style:parent-style-name="Standard-outline1">
      <style:graphic-properties draw:auto-grow-height="true" fo:min-height="12.572cm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2-notes">
      <style:graphic-properties draw:fill-color="#ffffff" draw:auto-grow-height="true" fo:min-height="13.364cm"/>
    </style:style>
    <style:style style:name="pr11" style:family="presentation" style:parent-style-name="Standard_20_2-title">
      <style:graphic-properties fo:min-height="3.425cm"/>
    </style:style>
    <style:style style:name="pr12" style:family="presentation" style:parent-style-name="Standard_20_2-title">
      <style:graphic-properties fo:min-height="2.6cm"/>
    </style:style>
    <style:style style:name="pr13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4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Standard_20_3-notes">
      <style:graphic-properties draw:fill-color="#ffffff" draw:auto-grow-height="true" fo:min-height="11.429cm"/>
    </style:style>
    <style:style style:name="pr20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1" style:family="presentation" style:parent-style-name="Standard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2" style:family="presentation" style:parent-style-name="Standard_20_4-notes">
      <style:graphic-properties draw:fill-color="#ffffff" draw:auto-grow-height="true" fo:min-height="11.429cm"/>
    </style:style>
    <style:style style:name="pr23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635cm" fo:margin-bottom="0.5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paragraph-properties fo:text-align="center" style:font-independent-line-spacing="true"/>
      <style:text-properties fo:font-size="18pt"/>
    </style:style>
    <style:style style:name="P13" style:family="paragraph">
      <style:paragraph-properties style:font-independent-line-spacing="true"/>
      <style:text-properties fo:font-size="36pt" style:font-size-asian="36pt" style:font-size-complex="36pt"/>
    </style:style>
    <style:style style:name="T1" style:family="text">
      <style:text-properties fo:color="#323232" style:text-line-through-style="none" fo:font-family="'Book Antiqua'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color="#323232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464646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323232" style:text-line-through-style="none" fo:font-family="'Book Antiqua'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128cm" text:min-label-width="0.634cm"/>
        <style:text-properties fo:font-family="Arial" style:font-family-generic="swiss" fo:color="#2d2d2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name="Titel 3" presentation:style-name="pr1" draw:text-style-name="P2" draw:layer="layout" svg:width="26.669cm" svg:height="4.788cm" svg:x="3.597cm" svg:y="5.777cm" presentation:class="title" presentation:user-transformed="true">
          <draw:text-box>
            <text:p text:style-name="P1"><text:span text:style-name="T1">DiceWars</text:span></text:p>
          </draw:text-box>
        </draw:frame>
        <draw:frame draw:name="Untertitel 6" presentation:style-name="pr2" draw:text-style-name="P4" draw:layer="layout" svg:width="26.669cm" svg:height="2.539cm" svg:x="3.597cm" svg:y="10.998cm" presentation:class="subtitle" presentation:user-transformed="true">
          <draw:text-box>
            <text:p text:style-name="P3"><text:span text:style-name="T2">Simon Christofzik, Olga Lapidus(Gruppe 3)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6.669cm" svg:height="4.788cm" svg:x="3.4cm" svg:y="9.212cm" presentation:class="title" presentation:user-transformed="true">
          <draw:text-box>
            <text:p text:style-name="P5"><text:span text:style-name="T2">Simon Christofzik, Olga Lapidus(Gruppe 3)</text:span></text:p>
          </draw:text-box>
        </draw:frame>
        <draw:frame presentation:style-name="pr5" draw:text-style-name="P6" draw:layer="layout" svg:width="30.479cm" svg:height="12.572cm" svg:x="1.692cm" svg:y="4.457cm" presentation:class="outline">
          <draw:text-box>
            <text:p text:style-name="P6"><text:span text:style-name="T1">DiceWars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Standard_20_1" presentation:presentation-page-layout-name="AL3T11" xml:id="id3" draw:id="id3">
        <office:forms form:automatic-focus="false" form:apply-design-mode="false"/>
        <draw:frame draw:name="Titel 12" presentation:style-name="pr6" draw:text-style-name="P2" draw:layer="layout" svg:width="26.415cm" svg:height="3.425cm" svg:x="3.724cm" svg:y="1.298cm" presentation:class="title" presentation:user-transformed="true">
          <draw:text-box>
            <text:p text:style-name="P1"><text:span text:style-name="T1">Inhalt</text:span></text:p>
          </draw:text-box>
        </draw:frame>
        <draw:frame draw:name="Inhaltsplatzhalter 13" presentation:style-name="pr7" draw:text-style-name="P2" draw:layer="layout" svg:width="26.415cm" svg:height="11.465cm" svg:x="2.599cm" svg:y="2.8cm" presentation:class="outline" presentation:user-transformed="true">
          <draw:text-box>
            <text:list text:style-name="L3">
              <text:list-item>
                <text:p text:style-name="P7"><text:span text:style-name="T3">Git</text:span></text:p>
              </text:list-item>
              <text:list-item>
                <text:p text:style-name="P7"><text:span text:style-name="T3">Scrum</text:span></text:p>
              </text:list-item>
              <text:list-item>
                <text:p text:style-name="P7"><text:span text:style-name="T3">Structure 101 (Architektur)</text:span></text:p>
              </text:list-item>
              <text:list-item>
                <text:p text:style-name="P7"><text:span text:style-name="T3">Sonar</text:span></text:p>
              </text:list-item>
              <text:list-item>
                <text:p text:style-name="P7"><text:span text:style-name="T3">Code Coverage(?)</text:span></text:p>
              </text:list-item>
              <text:list-item>
                <text:p text:style-name="P7"><text:span text:style-name="T3">Maven</text:span></text:p>
              </text:list-item>
              <text:list-item>
                <text:p text:style-name="P7"><text:span text:style-name="T3">Cost Estimation</text:span></text:p>
              </text:list-item>
              <text:list-item>
                <text:p text:style-name="P7"><text:span text:style-name="T3">Patterns</text:span></text:p>
              </text:list-item>
              <text:list-item>
                <text:p text:style-name="P7"><text:span text:style-name="T3">Dependency Injection</text:span></text:p>
              </text:list-item>
              <text:list-item>
                <text:p text:style-name="P7"><text:span text:style-name="T3">TUI Development</text:span></text:p>
              </text:list-item>
              <text:list-item>
                <text:p text:style-name="P7"><text:span text:style-name="T3">GUI Development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" draw:style-name="dp1" draw:master-page-name="Standard_20_2" presentation:presentation-page-layout-name="AL4T3" xml:id="id4" draw:id="id4">
        <office:forms form:automatic-focus="false" form:apply-design-mode="false"/>
        <draw:frame draw:name="Titel 5" presentation:style-name="pr9" draw:text-style-name="P2" draw:layer="layout" svg:width="26.415cm" svg:height="1.761cm" svg:x="3.724cm" svg:y="0.297cm" presentation:class="title" presentation:user-transformed="true">
          <draw:text-box>
            <text:p text:style-name="P1"><text:span text:style-name="T1">Git</text:span></text:p>
          </draw:text-box>
        </draw:frame>
        <draw:frame draw:name="Inhaltsplatzhalter 12" draw:style-name="gr2" draw:text-style-name="P8" draw:layer="layout" svg:width="27.985cm" svg:height="15.834cm" svg:x="2.928cm" svg:y="2.265cm">
          <draw:image xlink:href="Pictures/10000000000005600000029F31C383B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4T3" xml:id="id5" draw:id="id5">
        <office:forms form:automatic-focus="false" form:apply-design-mode="false"/>
        <draw:frame presentation:style-name="pr11" draw:text-style-name="P9" draw:layer="layout" svg:width="26.415cm" svg:height="3.425cm" svg:x="3.599cm" svg:y="0.575cm" presentation:class="title" presentation:user-transformed="true">
          <draw:text-box>
            <text:p text:style-name="P6"><text:span text:style-name="T4">Git</text:span></text:p>
          </draw:text-box>
        </draw:frame>
        <draw:frame draw:style-name="gr3" draw:text-style-name="P6" draw:layer="layout" svg:width="29.2cm" svg:height="13.6cm" svg:x="2.799cm" svg:y="3.8cm">
          <draw:image xlink:href="Pictures/100000000000047A0000029754C7850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4T3" xml:id="id6" draw:id="id6">
        <office:forms form:automatic-focus="false" form:apply-design-mode="false"/>
        <draw:frame presentation:style-name="pr11" draw:text-style-name="P9" draw:layer="layout" svg:width="26.415cm" svg:height="3.425cm" svg:x="3.724cm" svg:y="0.575cm" presentation:class="title" presentation:user-transformed="true">
          <draw:text-box>
            <text:p text:style-name="P6"><text:span text:style-name="T4">Git</text:span></text:p>
          </draw:text-box>
        </draw:frame>
        <draw:frame draw:style-name="gr3" draw:text-style-name="P6" draw:layer="layout" svg:width="28.337cm" svg:height="11.933cm" svg:x="2.768cm" svg:y="4.2cm">
          <draw:image xlink:href="Pictures/100000000000042F000001C318BBF9C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4T3" xml:id="id7" draw:id="id7">
        <office:forms form:automatic-focus="false" form:apply-design-mode="false"/>
        <draw:frame presentation:style-name="pr12" draw:text-style-name="P9" draw:layer="layout" svg:width="26.415cm" svg:height="2.6cm" svg:x="3.724cm" svg:y="0.6cm" presentation:class="title" presentation:user-transformed="true">
          <draw:text-box>
            <text:p text:style-name="P6"><text:span text:style-name="T4">Git</text:span></text:p>
          </draw:text-box>
        </draw:frame>
        <draw:frame draw:style-name="gr3" draw:text-style-name="P6" draw:layer="layout" svg:width="33.667cm" svg:height="14.8cm" svg:x="0.199cm" svg:y="3cm">
          <draw:image xlink:href="Pictures/100000000000074B000001CF41AEA4B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um" draw:style-name="dp1" draw:master-page-name="Standard_20_2" presentation:presentation-page-layout-name="AL4T3" xml:id="id8" draw:id="id8">
        <office:forms form:automatic-focus="false" form:apply-design-mode="false"/>
        <draw:frame draw:name="Titel 1" presentation:style-name="pr13" draw:text-style-name="P2" draw:layer="layout" svg:width="26.415cm" svg:height="3.425cm" svg:x="3.724cm" svg:y="1.298cm" presentation:class="title" presentation:user-transformed="true">
          <draw:text-box>
            <text:p text:style-name="P1"><text:span text:style-name="T1">Scrum</text:span></text:p>
          </draw:text-box>
        </draw:frame>
        <draw:frame draw:name="Inhaltsplatzhalter 3" presentation:style-name="pr14" draw:text-style-name="P2" draw:layer="layout" svg:width="12.699cm" svg:height="11.454cm" svg:x="17.44cm" svg:y="5.283cm" presentation:class="outline" presentation:user-transformed="true">
          <draw:text-box>
            <text:p/>
          </draw:text-box>
        </draw:frame>
        <draw:frame draw:style-name="gr3" draw:text-style-name="P6" draw:layer="layout" svg:width="13.386cm" svg:height="6.549cm" svg:x="1.799cm" svg:y="11cm">
          <draw:image xlink:href="Pictures/100000000000055900000375E89DA6C3.png" xlink:type="simple" xlink:show="embed" xlink:actuate="onLoad">
            <text:p/>
          </draw:image>
        </draw:frame>
        <draw:frame draw:style-name="gr3" draw:text-style-name="P6" draw:layer="layout" svg:width="13.866cm" svg:height="6.749cm" svg:x="1.599cm" svg:y="4.051cm">
          <draw:image xlink:href="Pictures/10000000000004EF00000387BEF96E13.png" xlink:type="simple" xlink:show="embed" xlink:actuate="onLoad">
            <text:p/>
          </draw:image>
        </draw:frame>
        <draw:frame draw:style-name="gr3" draw:text-style-name="P6" draw:layer="layout" svg:width="13.776cm" svg:height="8.949cm" svg:x="17.623cm" svg:y="6.051cm">
          <draw:image xlink:href="Pictures/100000000000050F000003899666268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Slide Image Placeholder 1" draw:style-name="gr1" draw:layer="layout" svg:width="19.798cm" svg:height="11.136cm" svg:x="0.6cm" svg:y="2.257cm" draw:page-number="8" presentation:class="page"/>
          <draw:frame draw:name="Notes Placeholder 2" presentation:style-name="pr15" draw:text-style-name="P2" draw:layer="layout" svg:width="15.239cm" svg:height="8.572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16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ummer&gt;</text:page-number></text:span></text:p>
            </draw:text-box>
          </draw:frame>
        </presentation:notes>
      </draw:page>
      <draw:page draw:name="Structure 101, Architektur" draw:style-name="dp1" draw:master-page-name="Standard_20_2" presentation:presentation-page-layout-name="AL4T3" xml:id="id9" draw:id="id9">
        <office:forms form:automatic-focus="false" form:apply-design-mode="false"/>
        <draw:frame draw:name="Titel 1" presentation:style-name="pr13" draw:text-style-name="P2" draw:layer="layout" svg:width="26.415cm" svg:height="3.425cm" svg:x="3.724cm" svg:y="1.298cm" presentation:class="title" presentation:user-transformed="true">
          <draw:text-box>
            <text:p text:style-name="P1"><text:span text:style-name="T1">Structure 101, Architektur</text:span></text:p>
          </draw:text-box>
        </draw:frame>
        <draw:frame draw:name="Inhaltsplatzhalter 3" presentation:style-name="pr14" draw:text-style-name="P2" draw:layer="layout" svg:width="12.699cm" svg:height="11.454cm" svg:x="17.44cm" svg:y="5.283cm" presentation:class="outline" presentation:user-transformed="true">
          <draw:text-box>
            <text:p/>
          </draw:text-box>
        </draw:frame>
        <draw:frame draw:style-name="gr3" draw:text-style-name="P6" draw:layer="layout" svg:width="13.811cm" svg:height="6.085cm" svg:x="0.588cm" svg:y="3.715cm">
          <draw:image xlink:href="Pictures/100000000000020A000000E6C7946509.png" xlink:type="simple" xlink:show="embed" xlink:actuate="onLoad">
            <text:p/>
          </draw:image>
        </draw:frame>
        <draw:frame draw:style-name="gr3" draw:text-style-name="P6" draw:layer="layout" svg:width="13.891cm" svg:height="6.429cm" svg:x="18.999cm" svg:y="3.8cm">
          <draw:image xlink:href="Pictures/100000000000020D000000F32045BB5A.png" xlink:type="simple" xlink:show="embed" xlink:actuate="onLoad">
            <text:p/>
          </draw:image>
        </draw:frame>
        <draw:frame draw:style-name="gr3" draw:text-style-name="P6" draw:layer="layout" svg:width="13.6cm" svg:height="7.8cm" svg:x="0.599cm" svg:y="10cm">
          <draw:image xlink:href="Pictures/100000000000020E0000017834D10B5C.png" xlink:type="simple" xlink:show="embed" xlink:actuate="onLoad">
            <text:p/>
          </draw:image>
        </draw:frame>
        <draw:frame draw:style-name="gr3" draw:text-style-name="P6" draw:layer="layout" svg:width="14.076cm" svg:height="6.191cm" svg:x="18.923cm" svg:y="11cm">
          <draw:image xlink:href="Pictures/1000000000000214000000EA8C36275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Slide Image Placeholder 1" draw:style-name="gr1" draw:layer="layout" svg:width="19.798cm" svg:height="11.136cm" svg:x="0.6cm" svg:y="2.257cm" draw:page-number="9" presentation:class="page"/>
          <draw:frame draw:name="Notes Placeholder 2" presentation:style-name="pr15" draw:text-style-name="P2" draw:layer="layout" svg:width="15.239cm" svg:height="8.572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16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ummer&gt;</text:page-number></text:span></text:p>
            </draw:text-box>
          </draw:frame>
        </presentation:notes>
      </draw:page>
      <draw:page draw:name="Sonar" draw:style-name="dp1" draw:master-page-name="Standard_20_3" xml:id="id10" draw:id="id10">
        <office:forms form:automatic-focus="false" form:apply-design-mode="false"/>
        <draw:frame draw:name="Titel 5" presentation:style-name="pr17" draw:text-style-name="P12" draw:layer="layout" svg:width="26.669cm" svg:height="2.639cm" svg:x="3.597cm" svg:y="1.044cm" presentation:class="title" presentation:user-transformed="true">
          <draw:text-box>
            <text:p text:style-name="P1"><text:span text:style-name="T1">Sonar</text:span></text:p>
          </draw:text-box>
        </draw:frame>
        <draw:frame draw:name="Textplatzhalter 6" presentation:style-name="pr18" draw:text-style-name="P2" draw:layer="layout" svg:width="26.669cm" svg:height="10.047cm" svg:x="3.597cm" svg:y="4.988cm" presentation:class="outline" presentation:placeholder="true" presentation:user-transformed="true">
          <draw:text-box/>
        </draw:frame>
        <draw:frame draw:style-name="gr3" draw:text-style-name="P6" draw:layer="layout" svg:width="32.041cm" svg:height="14.499cm" svg:x="0.916cm" svg:y="2.926cm">
          <draw:image xlink:href="Pictures/10000000000004BB000002240DD2E76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932cm" svg:height="9.524cm" svg:x="1.058cm" svg:y="1.93cm" draw:page-number="10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_20_3" xml:id="id11" draw:id="id11">
        <office:forms form:automatic-focus="false" form:apply-design-mode="false"/>
        <draw:frame draw:name="Titel 5" presentation:style-name="pr17" draw:text-style-name="P12" draw:layer="layout" svg:width="26.669cm" svg:height="2.639cm" svg:x="3.598cm" svg:y="1.045cm" presentation:class="title" presentation:user-transformed="true">
          <draw:text-box>
            <text:p text:style-name="P1"><text:span text:style-name="T1">Sonar</text:span></text:p>
          </draw:text-box>
        </draw:frame>
        <draw:frame draw:style-name="gr3" draw:text-style-name="P6" draw:layer="layout" svg:width="24.712cm" svg:height="9.657cm" svg:x="4.199cm" svg:y="4.6cm">
          <draw:image xlink:href="Pictures/10000000000003A60000016DA51A43E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932cm" svg:height="9.524cm" svg:x="1.058cm" svg:y="1.93cm" draw:page-number="11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_20_3" xml:id="id12" draw:id="id12">
        <office:forms form:automatic-focus="false" form:apply-design-mode="false"/>
        <draw:frame draw:style-name="gr3" draw:text-style-name="P6" draw:layer="layout" svg:width="20.558cm" svg:height="11.43cm" svg:x="6.599cm" svg:y="4.8cm">
          <draw:image xlink:href="Pictures/1000000000000309000001B07D39A790.png" xlink:type="simple" xlink:show="embed" xlink:actuate="onLoad">
            <text:p/>
          </draw:image>
        </draw:frame>
        <draw:frame draw:name="Titel 5" presentation:style-name="pr17" draw:text-style-name="P12" draw:layer="layout" svg:width="26.669cm" svg:height="2.639cm" svg:x="3.599cm" svg:y="1.046cm" presentation:class="title" presentation:user-transformed="true">
          <draw:text-box>
            <text:p text:style-name="P1"><text:span text:style-name="T1">Sonar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932cm" svg:height="9.524cm" svg:x="1.058cm" svg:y="1.93cm" draw:page-number="12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_20_3" xml:id="id13" draw:id="id13">
        <office:forms form:automatic-focus="false" form:apply-design-mode="false"/>
        <draw:frame draw:name="Titel 5" presentation:style-name="pr17" draw:text-style-name="P12" draw:layer="layout" svg:width="26.669cm" svg:height="2.639cm" svg:x="3.6cm" svg:y="1.047cm" presentation:class="title" presentation:user-transformed="true">
          <draw:text-box>
            <text:p text:style-name="P1"><text:span text:style-name="T1">Sonar</text:span></text:p>
          </draw:text-box>
        </draw:frame>
        <draw:frame draw:style-name="gr3" draw:text-style-name="P6" draw:layer="layout" svg:width="21.378cm" svg:height="14.579cm" svg:x="0.821cm" svg:y="3cm">
          <draw:image xlink:href="Pictures/100000000000032800000227876D7C5D.png" xlink:type="simple" xlink:show="embed" xlink:actuate="onLoad">
            <text:p/>
          </draw:image>
        </draw:frame>
        <draw:frame draw:style-name="gr3" draw:text-style-name="P6" draw:layer="layout" svg:width="10.8cm" svg:height="14.6cm" svg:x="22.599cm" svg:y="3cm">
          <draw:image xlink:href="Pictures/10000000000001CA000002678041C42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932cm" svg:height="9.524cm" svg:x="1.058cm" svg:y="1.93cm" draw:page-number="13" presentation:class="page"/>
          <draw:frame presentation:style-name="pr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m" draw:style-name="dp1" draw:master-page-name="Standard_20_1" presentation:presentation-page-layout-name="AL3T11" xml:id="id14" draw:id="id14">
        <office:forms form:automatic-focus="false" form:apply-design-mode="false"/>
        <draw:frame draw:name="Titel 1" presentation:style-name="pr20" draw:text-style-name="P2" draw:layer="layout" svg:width="26.415cm" svg:height="1.349cm" svg:x="3.724cm" svg:y="0.435cm" presentation:class="title" presentation:user-transformed="true">
          <draw:text-box>
            <text:p text:style-name="P1"><text:span text:style-name="T1">Pom</text:span></text:p>
          </draw:text-box>
        </draw:frame>
        <draw:frame draw:name="Inhaltsplatzhalter 6" draw:style-name="gr2" draw:text-style-name="P8" draw:layer="layout" svg:width="25.655cm" svg:height="16.063cm" svg:x="3.724cm" svg:y="1.785cm">
          <draw:image xlink:href="Pictures/100000000000067C0000032015F9BEC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t Estimation" draw:style-name="dp1" draw:master-page-name="Standard_20_4" presentation:presentation-page-layout-name="AL5T19" xml:id="id15" draw:id="id15">
        <office:forms form:automatic-focus="false" form:apply-design-mode="false"/>
        <draw:frame draw:name="Titel 1" presentation:style-name="pr21" draw:text-style-name="P2" draw:layer="layout" svg:width="26.415cm" svg:height="3.425cm" svg:x="3.724cm" svg:y="1.298cm" presentation:class="title" presentation:user-transformed="true">
          <draw:text-box>
            <text:p text:style-name="P1"><text:span text:style-name="T1">Cost Estimation</text:span></text:p>
          </draw:text-box>
        </draw:frame>
        <draw:frame draw:style-name="gr3" draw:text-style-name="P6" draw:layer="layout" svg:width="20.055cm" svg:height="6.059cm" svg:x="7.744cm" svg:y="3.8cm">
          <draw:image xlink:href="Pictures/10000000000002F6000000E5F33B2499.png" xlink:type="simple" xlink:show="embed" xlink:actuate="onLoad">
            <text:p/>
          </draw:image>
        </draw:frame>
        <draw:frame draw:style-name="gr3" draw:text-style-name="P6" draw:layer="layout" svg:width="20.532cm" svg:height="6.35cm" svg:x="7.667cm" svg:y="11.25cm">
          <draw:image xlink:href="Pictures/1000000000000308000000F01AD1239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932cm" svg:height="9.524cm" svg:x="1.058cm" svg:y="1.93cm" draw:page-number="15" presentation:class="page"/>
          <draw:frame presentation:style-name="pr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tterns" draw:style-name="dp1" draw:master-page-name="Standard_20_1" presentation:presentation-page-layout-name="AL3T11" xml:id="id16" draw:id="id16">
        <office:forms form:automatic-focus="false" form:apply-design-mode="false"/>
        <draw:frame draw:name="Titel 4" presentation:style-name="pr6" draw:text-style-name="P2" draw:layer="layout" svg:width="26.415cm" svg:height="2.545cm" svg:x="3.724cm" svg:y="1.298cm" presentation:class="title" presentation:user-transformed="true">
          <draw:text-box>
            <text:p text:style-name="P1"><text:span text:style-name="T1">Patterns</text:span></text:p>
          </draw:text-box>
        </draw:frame>
        <draw:frame draw:name="Inhaltsplatzhalter 5" presentation:style-name="pr23" draw:text-style-name="P13" draw:layer="layout" svg:width="26.415cm" svg:height="11.465cm" svg:x="3.724cm" svg:y="5.283cm" presentation:class="outline" presentation:user-transformed="true">
          <draw:text-box>
            <text:list text:style-name="L2">
              <text:list-item>
                <text:p><text:span text:style-name="T4">Observer</text:span></text:p>
              </text:list-item>
              <text:list-item>
                <text:p><text:span text:style-name="T4">Singleton</text:span></text:p>
              </text:list-item>
              <text:list-item>
                <text:p><text:span text:style-name="T4">Strategy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I Development" draw:style-name="dp1" draw:master-page-name="Standard_20_1" presentation:presentation-page-layout-name="AL3T11" xml:id="id17" draw:id="id17">
        <office:forms form:automatic-focus="false" form:apply-design-mode="false"/>
        <draw:frame draw:name="Titel 4" presentation:style-name="pr6" draw:text-style-name="P2" draw:layer="layout" svg:width="26.415cm" svg:height="2.408cm" svg:x="3.724cm" svg:y="1.298cm" presentation:class="title" presentation:user-transformed="true">
          <draw:text-box>
            <text:p text:style-name="P1"><text:span text:style-name="T1">TUI Development</text:span></text:p>
          </draw:text-box>
        </draw:frame>
        <draw:frame draw:style-name="gr3" draw:text-style-name="P6" draw:layer="layout" svg:width="16.6cm" svg:height="11cm" svg:x="0.199cm" svg:y="5.6cm">
          <draw:image xlink:href="Pictures/1000000000000281000001A37334437E.png" xlink:type="simple" xlink:show="embed" xlink:actuate="onLoad">
            <text:p/>
          </draw:image>
        </draw:frame>
        <draw:frame draw:style-name="gr3" draw:text-style-name="P6" draw:layer="layout" svg:width="17.2cm" svg:height="11cm" svg:x="16.399cm" svg:y="5.6cm">
          <draw:image xlink:href="Pictures/10000000000002B20000018FAA1D15C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I Development" draw:style-name="dp1" draw:master-page-name="Standard_20_1" presentation:presentation-page-layout-name="AL3T11" xml:id="id18" draw:id="id18">
        <office:forms form:automatic-focus="false" form:apply-design-mode="false"/>
        <draw:frame draw:name="Titel 1" presentation:style-name="pr6" draw:text-style-name="P2" draw:layer="layout" svg:width="26.415cm" svg:height="3.425cm" svg:x="3.724cm" svg:y="1.298cm" presentation:class="title" presentation:user-transformed="true">
          <draw:text-box>
            <text:p text:style-name="P1"><text:span text:style-name="T1">GUI Development</text:span></text:p>
          </draw:text-box>
        </draw:frame>
        <draw:frame draw:style-name="gr3" draw:text-style-name="P6" draw:layer="layout" svg:width="16.849cm" svg:height="14.849cm" svg:x="1.95cm" svg:y="3cm">
          <draw:image xlink:href="Pictures/10000000000003A2000003A274E3FFC1.png" xlink:type="simple" xlink:show="embed" xlink:actuate="onLoad">
            <text:p/>
          </draw:image>
        </draw:frame>
        <draw:frame draw:style-name="gr3" draw:text-style-name="P6" draw:layer="layout" svg:width="7.6cm" svg:height="5cm" svg:x="22.399cm" svg:y="6.4cm">
          <draw:image xlink:href="Pictures/100000000000019A0000012886C30C0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ffcd36" draw:end-color="#ffe186" draw:start-intensity="100%" draw:end-intensity="100%" draw:angle="90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3" draw:display-name="Yellow Gradient 3" draw:style="linear" draw:start-color="#ffff66" draw:end-color="#ffcc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gradien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gradien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gradient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background" style:display-name="Standard 4-background" style:family="presentation">
      <style:graphic-properties draw:stroke="none" draw:fill="gradient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outline2" style:display-name="Standard 4-outline2" style:family="presentation" style:parent-style-name="Standard_20_4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4-outline3" style:display-name="Standard 4-outline3" style:family="presentation" style:parent-style-name="Standard_20_4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4-outline4" style:display-name="Standard 4-outline4" style:family="presentation" style:parent-style-name="Standard_20_4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4-outline5" style:display-name="Standard 4-outline5" style:family="presentation" style:parent-style-name="Standard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18cm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Standard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_20_3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5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8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0" style:family="presentation" style:parent-style-name="Standard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Standard_20_4-backgroundobjects">
      <style:graphic-properties draw:stroke="none" draw:fill="none" draw:fill-color="#ffffff" draw:auto-grow-height="false" fo:min-height="1.27cm"/>
    </style:style>
    <style:style style:name="Mpr22" style:family="presentation" style:parent-style-name="Standard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635cm" fo:margin-bottom="0.5cm" fo:line-height="9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282cm" fo:margin-bottom="0.5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23232" style:text-line-through-style="none" fo:font-family="'Book Antiqua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color="#323232" style:text-line-through-style="none" fo:font-family="'Book Antiqua'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4" style:family="text">
      <style:text-properties fo:color="#464646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464646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323232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▪">
        <style:list-level-properties text:space-before="1.906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▪">
        <style:list-level-properties text:space-before="1.906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▪">
        <style:list-level-properties text:space-before="2.795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▪">
        <style:list-level-properties text:space-before="1.906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▪">
        <style:list-level-properties text:space-before="2.795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▪">
        <style:list-level-properties text:space-before="3.684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custom-shape draw:name="Rechteck 8" draw:style-name="Mgr3" draw:text-style-name="MP3" draw:layer="backgroundobjects" svg:width="33.857cm" svg:height="8.889cm" svg:x="0cm" svg:y="5.292cm">
        <text:p/>
        <draw:enhanced-geometry svg:viewBox="0 0 21600 21600" draw:type="rectangle" draw:enhanced-path="M 0 0 L 21600 0 21600 21600 0 21600 0 0 Z N"/>
      </draw:custom-shape>
      <draw:custom-shape draw:name="Rechteck 9" draw:style-name="Mgr3" draw:text-style-name="MP3" draw:layer="backgroundobjects" svg:width="33.857cm" svg:height="0.202cm" svg:x="0cm" svg:y="4.986cm">
        <text:p/>
        <draw:enhanced-geometry svg:viewBox="0 0 21600 21600" draw:type="rectangle" draw:enhanced-path="M 0 0 L 21600 0 21600 21600 0 21600 0 0 Z N"/>
      </draw:custom-shape>
      <draw:custom-shape draw:name="Rechteck 10" draw:style-name="Mgr3" draw:text-style-name="MP3" draw:layer="backgroundobjects" svg:width="33.857cm" svg:height="0.202cm" svg:x="0cm" svg:y="14.284cm">
        <text:p/>
        <draw:enhanced-geometry svg:viewBox="0 0 21600 21600" draw:type="rectangle" draw:enhanced-path="M 0 0 L 21600 0 21600 21600 0 21600 0 0 Z N"/>
      </draw:custom-shape>
      <draw:frame draw:name="Titel 1" presentation:style-name="Mpr1" draw:text-style-name="MP3" draw:layer="backgroundobjects" svg:width="26.669cm" svg:height="4.788cm" svg:x="3.597cm" svg:y="5.777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presentation:style-name="Standard-outline1" draw:layer="backgroundobjects" svg:width="30.479cm" svg:height="12.572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4" draw:text-style-name="MP3" draw:layer="backgroundobjects" svg:width="26.415cm" svg:height="3.425cm" svg:x="3.724cm" svg:y="1.298cm" presentation:class="title" presentation:user-transformed="true">
        <draw:text-box>
          <text:p text:style-name="MP4"><text:span text:style-name="MT3">Klicken Sie, um das Format des Titeltextes zu bearbeitenTitelmasterformat durch Klicken bearbeiten</text:span></text:p>
        </draw:text-box>
      </draw:frame>
      <draw:frame draw:name="Inhaltsplatzhalter 2" presentation:style-name="Mpr5" draw:text-style-name="MP3" draw:layer="backgroundobjects" svg:width="26.415cm" svg:height="11.465cm" svg:x="3.724cm" svg:y="5.283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4">Neu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9" draw:layer="backgroundobjects" svg:width="2.666cm" svg:height="0.659cm" svg:x="24.654cm" svg:y="18.339cm" presentation:class="date-time" presentation:user-transformed="true">
        <draw:text-box>
          <text:p text:style-name="MP8"><text:span text:style-name="MT8"><text:date style:data-style-name="D1" text:date-value="2016-07-01">01.07.16</text:date></text:span></text:p>
        </draw:text-box>
      </draw:frame>
      <draw:frame draw:name="Fußzeilenplatzhalter 4" presentation:style-name="Mpr6" draw:text-style-name="MP10" draw:layer="backgroundobjects" svg:width="19.887cm" svg:height="0.659cm" svg:x="3.724cm" svg:y="18.339cm" presentation:class="footer" presentation:user-transformed="true">
        <draw:text-box>
          <text:p/>
        </draw:text-box>
      </draw:frame>
      <draw:frame draw:name="Foliennummernplatzhalter 5" presentation:style-name="Mpr6" draw:text-style-name="MP11" draw:layer="backgroundobjects" svg:width="1.777cm" svg:height="0.659cm" svg:x="28.362cm" svg:y="18.339cm" presentation:class="page-number" presentation:user-transformed="true">
        <draw:text-box>
          <text:p text:style-name="MP8"><text:span text:style-name="MT8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9" draw:text-style-name="MP3" draw:layer="backgroundobjects" svg:width="26.415cm" svg:height="3.425cm" svg:x="3.724cm" svg:y="1.298cm" presentation:class="title" presentation:user-transformed="true">
        <draw:text-box>
          <text:p text:style-name="MP4"><text:span text:style-name="MT3">Klicken Sie, um das Format des Titeltextes zu bearbeitenTitelmasterformat durch Klicken bearbeiten</text:span></text:p>
        </draw:text-box>
      </draw:frame>
      <draw:frame draw:name="Inhaltsplatzhalter 2" presentation:style-name="Mpr10" draw:text-style-name="MP3" draw:layer="backgroundobjects" svg:width="12.699cm" svg:height="11.454cm" svg:x="3.724cm" svg:y="5.283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4">Neu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3" draw:layer="backgroundobjects" svg:width="12.699cm" svg:height="11.454cm" svg:x="17.44cm" svg:y="5.283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4">Neu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9" draw:layer="backgroundobjects" svg:width="2.666cm" svg:height="0.659cm" svg:x="24.654cm" svg:y="18.339cm" presentation:class="date-time" presentation:user-transformed="true">
        <draw:text-box>
          <text:p text:style-name="MP8"><text:span text:style-name="MT8"><text:date style:data-style-name="D1" text:date-value="2016-07-01">01.07.16</text:date></text:span></text:p>
        </draw:text-box>
      </draw:frame>
      <draw:frame draw:name="Fußzeilenplatzhalter 5" presentation:style-name="Mpr11" draw:text-style-name="MP10" draw:layer="backgroundobjects" svg:width="19.887cm" svg:height="0.659cm" svg:x="3.724cm" svg:y="18.339cm" presentation:class="footer" presentation:user-transformed="true">
        <draw:text-box>
          <text:p/>
        </draw:text-box>
      </draw:frame>
      <draw:frame draw:name="Foliennummernplatzhalter 6" presentation:style-name="Mpr11" draw:text-style-name="MP11" draw:layer="backgroundobjects" svg:width="1.777cm" svg:height="0.659cm" svg:x="28.362cm" svg:y="18.339cm" presentation:class="page-number" presentation:user-transformed="true">
        <draw:text-box>
          <text:p text:style-name="MP8"><text:span text:style-name="MT8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2-title" draw:layer="backgroundobjects" svg:width="19.798cm" svg:height="11.136cm" svg:x="0.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14" draw:text-style-name="MP3" draw:layer="backgroundobjects" svg:width="26.669cm" svg:height="6.552cm" svg:x="3.597cm" svg:y="5.918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Textplatzhalter 2" presentation:style-name="Mpr15" draw:text-style-name="MP3" draw:layer="backgroundobjects" svg:width="26.669cm" svg:height="2.336cm" svg:x="3.597cm" svg:y="12.7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Neunte GliederungsebeneTextmasterformat bearbeiten</text:span></text:p>
        </draw:text-box>
      </draw:frame>
      <draw:frame draw:name="Datumsplatzhalter 3" presentation:style-name="Mpr16" draw:text-style-name="MP9" draw:layer="backgroundobjects" svg:width="2.666cm" svg:height="0.659cm" svg:x="24.654cm" svg:y="18.339cm" presentation:class="date-time" presentation:user-transformed="true">
        <draw:text-box>
          <text:p text:style-name="MP8"><text:span text:style-name="MT8"><text:date style:data-style-name="D1" text:date-value="2016-07-01">01.07.16</text:date></text:span></text:p>
        </draw:text-box>
      </draw:frame>
      <draw:frame draw:name="Fußzeilenplatzhalter 4" presentation:style-name="Mpr16" draw:text-style-name="MP10" draw:layer="backgroundobjects" svg:width="19.887cm" svg:height="0.659cm" svg:x="3.724cm" svg:y="18.339cm" presentation:class="footer" presentation:user-transformed="true">
        <draw:text-box>
          <text:p/>
        </draw:text-box>
      </draw:frame>
      <draw:frame draw:name="Foliennummernplatzhalter 5" presentation:style-name="Mpr16" draw:text-style-name="MP11" draw:layer="backgroundobjects" svg:width="1.777cm" svg:height="0.659cm" svg:x="28.362cm" svg:y="18.339cm" presentation:class="page-number" presentation:user-transformed="true">
        <draw:text-box>
          <text:p text:style-name="MP8"><text:span text:style-name="MT8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3-title" draw:layer="backgroundobjects" svg:width="16.932cm" svg:height="9.524cm" svg:x="1.058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office:forms form:automatic-focus="false" form:apply-design-mode="false"/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19" draw:text-style-name="MP3" draw:layer="backgroundobjects" svg:width="26.415cm" svg:height="3.425cm" svg:x="3.724cm" svg:y="1.298cm" presentation:class="title" presentation:user-transformed="true">
        <draw:text-box>
          <text:p text:style-name="MP4"><text:span text:style-name="MT3">Klicken Sie, um das Format des Titeltextes zu bearbeitenTitelmasterformat durch Klicken bearbeiten</text:span></text:p>
        </draw:text-box>
      </draw:frame>
      <draw:frame draw:name="Datumsplatzhalter 2" presentation:style-name="Mpr20" draw:text-style-name="MP9" draw:layer="backgroundobjects" svg:width="2.666cm" svg:height="0.659cm" svg:x="24.654cm" svg:y="18.339cm" presentation:class="date-time" presentation:user-transformed="true">
        <draw:text-box>
          <text:p text:style-name="MP8"><text:span text:style-name="MT8"><text:date style:data-style-name="D1" text:date-value="2016-07-01">01.07.16</text:date></text:span></text:p>
        </draw:text-box>
      </draw:frame>
      <draw:frame draw:name="Fußzeilenplatzhalter 3" presentation:style-name="Mpr20" draw:text-style-name="MP10" draw:layer="backgroundobjects" svg:width="19.887cm" svg:height="0.659cm" svg:x="3.724cm" svg:y="18.339cm" presentation:class="footer" presentation:user-transformed="true">
        <draw:text-box>
          <text:p/>
        </draw:text-box>
      </draw:frame>
      <draw:frame draw:name="Foliennummernplatzhalter 4" presentation:style-name="Mpr20" draw:text-style-name="MP11" draw:layer="backgroundobjects" svg:width="1.777cm" svg:height="0.659cm" svg:x="28.362cm" svg:y="18.339cm" presentation:class="page-number" presentation:user-transformed="true">
        <draw:text-box>
          <text:p text:style-name="MP8"><text:span text:style-name="MT8"><text:page-number>&lt;Nummer&gt;</text:page-number></text:span></text:p>
        </draw:text-box>
      </draw:frame>
      <draw:frame presentation:style-name="Standard_20_4-outline1" draw:layer="backgroundobjects" svg:width="30.479cm" svg:height="12.572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_20_4-title" draw:layer="backgroundobjects" svg:width="16.932cm" svg:height="9.524cm" svg:x="1.058cm" svg:y="1.93cm" presentation:class="page"/>
        <draw:frame presentation:style-name="Standard_20_4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7-01T01:19:15.47</dc:date>
    <meta:generator>OpenOffice/4.1.2$Win32 OpenOffice.org_project/412m3$Build-9782</meta:generator>
    <meta:editing-duration>PT31M42S</meta:editing-duration>
    <meta:editing-cycles>4</meta:editing-cycles>
    <meta:document-statistic meta:object-count="167"/>
  </office:meta>
</office:document-meta>
</file>